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4681in"/>
    </style:style>
    <style:style style:name="co4" style:family="table-column">
      <style:table-column-properties fo:break-before="auto" style:column-width="1.4035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8.6004in" svg:height="5.2114in" svg:x="0.1079in" svg:y="1.2752in">
            <draw:object draw:notify-on-update-of-ranges="Results.I26:Results.I26 Results.I27:Results.I31 Results.J26:Results.J26 Results.J27:Results.J31 Results.K26:Results.K26 Results.K27:Results.K31 Results.L26:Results.L26 Results.L27:Results.L31 Results.M26:Results.M26 Results.M27:Results.M31 Results.N26:Results.N26 Results.N27:Results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831in" svg:height="4.6642in" svg:x="9.6441in" svg:y="0.2614in">
            <draw:object draw:notify-on-update-of-ranges="Results.I35:Results.I35 Results.I36:Results.I40 Results.J35:Results.J35 Results.J36:Results.J40 Results.K35:Results.K35 Results.K36:Results.K40 Results.L35:Results.L35 Results.L36:Results.L40 Results.M35:Results.M35 Results.M36:Results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AX_POOL_2D_36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36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8/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ssion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itial_comms_mean</text:p>
          </table:table-cell>
          <table:table-cell office:value-type="string" calcext:value-type="string">
            <text:p>initial_comms_stdev</text:p>
          </table:table-cell>
          <table:table-cell office:value-type="string" calcext:value-type="string">
            <text:p>inital_comms_median</text:p>
          </table:table-cell>
          <table:table-cell table:number-columns-repeated="11"/>
        </table:table-row>
        <table:table-row table:style-name="ro1">
          <table:table-cell office:value-type="float" office:value="3600.50000000001" calcext:value-type="float">
            <text:p>3600.50000000001</text:p>
          </table:table-cell>
          <table:table-cell office:value-type="float" office:value="3936.46345086542" calcext:value-type="float">
            <text:p>3936.46345086542</text:p>
          </table:table-cell>
          <table:table-cell office:value-type="float" office:value="3600.50000000001" calcext:value-type="float">
            <text:p>3600.5000000000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ssion: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</text:p>
          </table:table-cell>
          <table:table-cell table:style-name="ce1" office:value-type="string" calcext:value-type="string">
            <text:p>2/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_host_submission_mean</text:p>
          </table:table-cell>
          <table:table-cell office:value-type="string" calcext:value-type="string">
            <text:p>first_tpu_comms_mean</text:p>
          </table:table-cell>
          <table:table-cell office:value-type="string" calcext:value-type="string">
            <text:p>first_tpu_return_mean</text:p>
          </table:table-cell>
          <table:table-cell office:value-type="string" calcext:value-type="string">
            <text:p>first_inference_mean</text:p>
          </table:table-cell>
          <table:table-cell office:value-type="string" calcext:value-type="string">
            <text:p>first_total_mean</text:p>
          </table:table-cell>
          <table:table-cell table:number-columns-repeated="9"/>
        </table:table-row>
        <table:table-row table:style-name="ro1">
          <table:table-cell office:value-type="float" office:value="36.4999999999949" calcext:value-type="float">
            <text:p>36.4999999999949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85.0000000000017" calcext:value-type="float">
            <text:p>85.0000000000017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234.499999999915" calcext:value-type="float">
            <text:p>234.4999999999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st_host_submission_std</text:p>
          </table:table-cell>
          <table:table-cell office:value-type="string" calcext:value-type="string">
            <text:p>first_tpu_comms_std</text:p>
          </table:table-cell>
          <table:table-cell office:value-type="string" calcext:value-type="string">
            <text:p>first_tpu_return_std</text:p>
          </table:table-cell>
          <table:table-cell office:value-type="string" calcext:value-type="string">
            <text:p>first_inference_std</text:p>
          </table:table-cell>
          <table:table-cell office:value-type="string" calcext:value-type="string">
            <text:p>first_total_std</text:p>
          </table:table-cell>
          <table:table-cell table:number-columns-repeated="9"/>
        </table:table-row>
        <table:table-row table:style-name="ro1">
          <table:table-cell office:value-type="float" office:value="9.19238815545394" calcext:value-type="float">
            <text:p>9.19238815545394</text:p>
          </table:table-cell>
          <table:table-cell office:value-type="float" office:value="1.41421356241376" calcext:value-type="float">
            <text:p>1.41421356241376</text:p>
          </table:table-cell>
          <table:table-cell office:value-type="float" office:value="2.82842712467051" calcext:value-type="float">
            <text:p>2.82842712467051</text:p>
          </table:table-cell>
          <table:table-cell office:value-type="float" office:value="1.41421356241376" calcext:value-type="float">
            <text:p>1.41421356241376</text:p>
          </table:table-cell>
          <table:table-cell office:value-type="float" office:value="7.77817459319718" calcext:value-type="float">
            <text:p>7.7781745931971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rst_host_submission_med</text:p>
          </table:table-cell>
          <table:table-cell office:value-type="string" calcext:value-type="string">
            <text:p>first_tpu_comms_med</text:p>
          </table:table-cell>
          <table:table-cell office:value-type="string" calcext:value-type="string">
            <text:p>first_tpu_return_med</text:p>
          </table:table-cell>
          <table:table-cell office:value-type="string" calcext:value-type="string">
            <text:p>first_inference_med</text:p>
          </table:table-cell>
          <table:table-cell office:value-type="string" calcext:value-type="string">
            <text:p>first_total_med</text:p>
          </table:table-cell>
          <table:table-cell table:number-columns-repeated="9"/>
        </table:table-row>
        <table:table-row table:style-name="ro1">
          <table:table-cell office:value-type="float" office:value="36.4999999999949" calcext:value-type="float">
            <text:p>36.4999999999949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85.0000000000017" calcext:value-type="float">
            <text:p>85.0000000000017</text:p>
          </table:table-cell>
          <table:table-cell office:value-type="float" office:value="112.999999999919" calcext:value-type="float">
            <text:p>112.999999999919</text:p>
          </table:table-cell>
          <table:table-cell office:value-type="float" office:value="234.499999999915" calcext:value-type="float">
            <text:p>234.4999999999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mean</text:p>
          </table:table-cell>
          <table:table-cell office:value-type="string" calcext:value-type="string">
            <text:p>tpu_comms_mean</text:p>
          </table:table-cell>
          <table:table-cell office:value-type="string" calcext:value-type="string">
            <text:p>tpu_return_mean</text:p>
          </table:table-cell>
          <table:table-cell office:value-type="string" calcext:value-type="string">
            <text:p>inference_mean</text:p>
          </table:table-cell>
          <table:table-cell office:value-type="string" calcext:value-type="string">
            <text:p>total_mean</text:p>
          </table:table-cell>
          <table:table-cell table:number-columns-repeated="9"/>
        </table:table-row>
        <table:table-row table:style-name="ro1">
          <table:table-cell office:value-type="float" office:value="27.3749999999962" calcext:value-type="float">
            <text:p>27.3749999999962</text:p>
          </table:table-cell>
          <table:table-cell office:value-type="float" office:value="111.750000000022" calcext:value-type="float">
            <text:p>111.750000000022</text:p>
          </table:table-cell>
          <table:table-cell office:value-type="float" office:value="84.5000000000429" calcext:value-type="float">
            <text:p>84.5000000000429</text:p>
          </table:table-cell>
          <table:table-cell office:value-type="float" office:value="111.750000000022" calcext:value-type="float">
            <text:p>111.750000000022</text:p>
          </table:table-cell>
          <table:table-cell office:value-type="float" office:value="223.625000000061" calcext:value-type="float">
            <text:p>223.62500000006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stdev</text:p>
          </table:table-cell>
          <table:table-cell office:value-type="string" calcext:value-type="string">
            <text:p>tpu_comms_stdev</text:p>
          </table:table-cell>
          <table:table-cell office:value-type="string" calcext:value-type="string">
            <text:p>tpu_return_stdev</text:p>
          </table:table-cell>
          <table:table-cell office:value-type="string" calcext:value-type="string">
            <text:p>inference_stdev</text:p>
          </table:table-cell>
          <table:table-cell office:value-type="string" calcext:value-type="string">
            <text:p>total_stdev</text:p>
          </table:table-cell>
          <table:table-cell table:number-columns-repeated="9"/>
        </table:table-row>
        <table:table-row table:style-name="ro1">
          <table:table-cell office:value-type="float" office:value="7.22965124620704" calcext:value-type="float">
            <text:p>7.22965124620704</text:p>
          </table:table-cell>
          <table:table-cell office:value-type="float" office:value="2.76457178297998" calcext:value-type="float">
            <text:p>2.76457178297998</text:p>
          </table:table-cell>
          <table:table-cell office:value-type="float" office:value="1.19522860928915" calcext:value-type="float">
            <text:p>1.19522860928915</text:p>
          </table:table-cell>
          <table:table-cell office:value-type="float" office:value="2.76457178297998" calcext:value-type="float">
            <text:p>2.76457178297998</text:p>
          </table:table-cell>
          <table:table-cell office:value-type="float" office:value="9.51596403035879" calcext:value-type="float">
            <text:p>9.515964030358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ost_submission_med</text:p>
          </table:table-cell>
          <table:table-cell office:value-type="string" calcext:value-type="string">
            <text:p>tpu_comms_med</text:p>
          </table:table-cell>
          <table:table-cell office:value-type="string" calcext:value-type="string">
            <text:p>tpu_return_med</text:p>
          </table:table-cell>
          <table:table-cell office:value-type="string" calcext:value-type="string">
            <text:p>inference_med</text:p>
          </table:table-cell>
          <table:table-cell office:value-type="string" calcext:value-type="string">
            <text:p>total_med</text:p>
          </table:table-cell>
          <table:table-cell table:number-columns-repeated="3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float" office:value="25.5000000000116" calcext:value-type="float">
            <text:p>25.5000000000116</text:p>
          </table:table-cell>
          <table:table-cell office:value-type="float" office:value="112.000000000001" calcext:value-type="float">
            <text:p>112.000000000001</text:p>
          </table:table-cell>
          <table:table-cell office:value-type="float" office:value="84.000000000195" calcext:value-type="float">
            <text:p>84.000000000195</text:p>
          </table:table-cell>
          <table:table-cell office:value-type="float" office:value="112.000000000001" calcext:value-type="float">
            <text:p>112.000000000001</text:p>
          </table:table-cell>
          <table:table-cell office:value-type="float" office:value="221.000000000138" calcext:value-type="float">
            <text:p>221.000000000138</text:p>
          </table:table-cell>
          <table:table-cell table:number-columns-repeated="3"/>
          <table:table-cell office:value-type="string" calcext:value-type="string">
            <text:p>Softmax (36K)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office:value-type="float" office:value="2636.75000000004" calcext:value-type="float">
            <text:p>2636.7500000000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nv2D (52K)</text:p>
          </table:table-cell>
          <table:table-cell office:value-type="float" office:value="97.3874999999958" calcext:value-type="float">
            <text:p>97.3874999999958</text:p>
          </table:table-cell>
          <table:table-cell office:value-type="float" office:value="105.449999999976" calcext:value-type="float">
            <text:p>105.449999999976</text:p>
          </table:table-cell>
          <table:table-cell office:value-type="float" office:value="1172.4875" calcext:value-type="float">
            <text:p>1172.4875</text:p>
          </table:table-cell>
          <table:table-cell office:value-type="float" office:value="1375.32499999997" calcext:value-type="float">
            <text:p>1375.32499999997</text:p>
          </table:table-cell>
          <table:table-cell office:value-type="float" office:value="3356.09999999997" calcext:value-type="float">
            <text:p>3356.09999999997</text:p>
          </table:table-cell>
        </table:table-row>
        <table:table-row table:style-name="ro1">
          <table:table-cell office:value-type="string" calcext:value-type="string">
            <text:p>host_data_perc</text:p>
          </table:table-cell>
          <table:table-cell office:value-type="string" calcext:value-type="string">
            <text:p>tpu_comms_perc</text:p>
          </table:table-cell>
          <table:table-cell office:value-type="string" calcext:value-type="string">
            <text:p>tpu_data_perc</text:p>
          </table:table-cell>
          <table:table-cell office:value-type="string" calcext:value-type="string">
            <text:p>inference_perc</text:p>
          </table:table-cell>
          <table:table-cell office:value-type="string" calcext:value-type="string">
            <text:p>total_perc</text:p>
          </table:table-cell>
          <table:table-cell table:number-columns-repeated="3"/>
          <table:table-cell office:value-type="string" calcext:value-type="string">
            <text:p>Mnist (668K)</text:p>
          </table:table-cell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272.574999999986" calcext:value-type="float">
            <text:p>272.574999999986</text:p>
          </table:table-cell>
          <table:table-cell office:value-type="float" office:value="3777.09999999992" calcext:value-type="float">
            <text:p>3777.09999999992</text:p>
          </table:table-cell>
        </table:table-row>
        <table:table-row table:style-name="ro1">
          <table:table-cell office:value-type="float" office:value="12.241475684735" calcext:value-type="float">
            <text:p>12.241475684735</text:p>
          </table:table-cell>
          <table:table-cell office:value-type="float" office:value="49.9720514253734" calcext:value-type="float">
            <text:p>49.9720514253734</text:p>
          </table:table-cell>
          <table:table-cell office:value-type="float" office:value="37.7864728898916" calcext:value-type="float">
            <text:p>37.7864728898916</text:p>
          </table:table-cell>
          <table:table-cell office:value-type="float" office:value="49.9720514253734" calcext:value-type="float">
            <text:p>49.9720514253734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obilenet (1.5M)</text:p>
          </table:table-cell>
          <table:table-cell office:value-type="float" office:value="92.3999999999481" calcext:value-type="float">
            <text:p>92.3999999999481</text:p>
          </table:table-cell>
          <table:table-cell office:value-type="float" office:value="2445.79999999996" calcext:value-type="float">
            <text:p>2445.79999999996</text:p>
          </table:table-cell>
          <table:table-cell office:value-type="float" office:value="1161.00000000006" calcext:value-type="float">
            <text:p>1161.00000000006</text:p>
          </table:table-cell>
          <table:table-cell office:value-type="float" office:value="3699.19999999997" calcext:value-type="float">
            <text:p>3699.19999999997</text:p>
          </table:table-cell>
          <table:table-cell office:value-type="float" office:value="11643.2" calcext:value-type="float">
            <text:p>11643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bilenet (4.4M)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 office:value-type="float" office:value="38069.8" calcext:value-type="float">
            <text:p>38069.8</text:p>
          </table:table-cell>
        </table:table-row>
        <table:table-row table:style-name="ro1">
          <table:table-cell office:value-type="string" calcext:value-type="string">
            <text:p>first_e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float" office:value="3226.17050005647" calcext:value-type="float">
            <text:p>3226.17050005647</text:p>
          </table:table-cell>
          <table:table-cell office:value-type="float" office:value="3526.19938939036" calcext:value-type="float">
            <text:p>3526.19938939036</text:p>
          </table:table-cell>
          <table:table-cell office:value-type="float" office:value="3226.17050005647" calcext:value-type="float">
            <text:p>3226.1705000564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Processes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Inferenc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itialization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table:number-columns-repeated="7"/>
          <table:table-cell office:value-type="string" calcext:value-type="string">
            <text:p>Softmax (36K)</text:p>
          </table:table-cell>
          <table:table-cell office:value-type="float" office:value="95.5374999999981" calcext:value-type="float">
            <text:p>95.5374999999981</text:p>
          </table:table-cell>
          <table:table-cell office:value-type="float" office:value="62.4625000000018" calcext:value-type="float">
            <text:p>62.4625000000018</text:p>
          </table:table-cell>
          <table:table-cell office:value-type="float" office:value="11.0749999999965" calcext:value-type="float">
            <text:p>11.0749999999965</text:p>
          </table:table-cell>
          <table:table-cell office:value-type="float" office:value="169.074999999996" calcext:value-type="float">
            <text:p>169.074999999996</text:p>
          </table:table-cell>
          <table:table-cell office:value-type="float" office:value="2636.75000000004" calcext:value-type="float">
            <text:p>2636.7500000000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5"/>
          <table:table-cell office:value-type="string" calcext:value-type="string">
            <text:p>Conv2D (52K)</text:p>
          </table:table-cell>
          <table:table-cell office:value-type="float" office:value="97.3874999999958" calcext:value-type="float">
            <text:p>97.3874999999958</text:p>
          </table:table-cell>
          <table:table-cell office:value-type="float" office:value="105.449999999976" calcext:value-type="float">
            <text:p>105.449999999976</text:p>
          </table:table-cell>
          <table:table-cell office:value-type="float" office:value="1172.4875" calcext:value-type="float">
            <text:p>1172.4875</text:p>
          </table:table-cell>
          <table:table-cell office:value-type="float" office:value="1375.32499999997" calcext:value-type="float">
            <text:p>1375.32499999997</text:p>
          </table:table-cell>
          <table:table-cell office:value-type="float" office:value="3356.09999999997" calcext:value-type="float">
            <text:p>3356.09999999997</text:p>
          </table:table-cell>
        </table:table-row>
        <table:table-row table:style-name="ro1">
          <table:table-cell office:value-type="float" office:value="923.638750009559" calcext:value-type="float">
            <text:p>923.638750009559</text:p>
          </table:table-cell>
          <table:table-cell office:value-type="float" office:value="1734.94675877948" calcext:value-type="float">
            <text:p>1734.94675877948</text:p>
          </table:table-cell>
          <table:table-cell office:value-type="float" office:value="306.107000142219" calcext:value-type="float">
            <text:p>306.107000142219</text:p>
          </table:table-cell>
          <table:table-cell table:number-columns-repeated="5"/>
          <table:table-cell office:value-type="string" calcext:value-type="string">
            <text:p>Mnist (668K)</text:p>
          </table:table-cell>
          <table:table-cell office:value-type="float" office:value="108.199999999997" calcext:value-type="float">
            <text:p>108.199999999997</text:p>
          </table:table-cell>
          <table:table-cell office:value-type="float" office:value="156.012499999997" calcext:value-type="float">
            <text:p>156.012499999997</text:p>
          </table:table-cell>
          <table:table-cell office:value-type="float" office:value="8.36249999999206" calcext:value-type="float">
            <text:p>8.36249999999206</text:p>
          </table:table-cell>
          <table:table-cell office:value-type="float" office:value="272.574999999986" calcext:value-type="float">
            <text:p>272.574999999986</text:p>
          </table:table-cell>
          <table:table-cell office:value-type="float" office:value="3777.09999999992" calcext:value-type="float">
            <text:p>3777.099999999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bilenet (1.5M)</text:p>
          </table:table-cell>
          <table:table-cell office:value-type="float" office:value="92.3999999999481" calcext:value-type="float">
            <text:p>92.3999999999481</text:p>
          </table:table-cell>
          <table:table-cell office:value-type="float" office:value="2445.79999999996" calcext:value-type="float">
            <text:p>2445.79999999996</text:p>
          </table:table-cell>
          <table:table-cell office:value-type="float" office:value="1161.00000000006" calcext:value-type="float">
            <text:p>1161.00000000006</text:p>
          </table:table-cell>
          <table:table-cell office:value-type="float" office:value="3699.19999999997" calcext:value-type="float">
            <text:p>3699.19999999997</text:p>
          </table:table-cell>
          <table:table-cell office:value-type="float" office:value="11643.2" calcext:value-type="float">
            <text:p>11643.2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7"/>
          <table:table-cell office:value-type="string" calcext:value-type="string">
            <text:p>Mobilenet (4.4M)</text:p>
          </table:table-cell>
          <table:table-cell office:value-type="float" office:value="159.799999999999" calcext:value-type="float">
            <text:p>159.799999999999</text:p>
          </table:table-cell>
          <table:table-cell office:value-type="float" office:value="3317.39999999998" calcext:value-type="float">
            <text:p>3317.39999999998</text:p>
          </table:table-cell>
          <table:table-cell office:value-type="float" office:value="18.3999999999962" calcext:value-type="float">
            <text:p>18.3999999999962</text:p>
          </table:table-cell>
          <table:table-cell office:value-type="float" office:value="3495.59999999998" calcext:value-type="float">
            <text:p>3495.59999999998</text:p>
          </table:table-cell>
          <table:table-cell office:value-type="float" office:value="38069.8" calcext:value-type="float">
            <text:p>38069.8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float" office:value="24.1368707793299" calcext:value-type="float">
            <text:p>24.1368707793299</text:p>
          </table:table-cell>
          <table:table-cell office:value-type="float" office:value="4.77078409162212" calcext:value-type="float">
            <text:p>4.77078409162212</text:p>
          </table:table-cell>
          <table:table-cell office:value-type="float" office:value="23.0279983952641" calcext:value-type="float">
            <text:p>23.02799839526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34:06.62512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6T21:42:34.966308540</dc:date>
    <meta:editing-duration>P1DT1H7M45S</meta:editing-duration>
    <meta:editing-cycles>6</meta:editing-cycles>
    <meta:generator>LibreOffice/7.0.5.2$Linux_X86_64 LibreOffice_project/00$Build-2</meta:generator>
    <meta:document-statistic meta:table-count="1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stroke="none" draw:fill-color="#7e0021"/>
      <style:text-properties fo:font-size="10pt" fo:font-weight="bold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46cm" svg:height="13.238cm" xlink:href=".." xlink:type="simple" chart:class="chart:bar" chart:style-name="ch1">
        <chart:title svg:x="9.861cm" svg:y="0.399cm" chart:style-name="ch2">
          <text:p>Overview</text:p>
        </chart:title>
        <chart:legend chart:legend-position="end" svg:x="16.56cm" svg:y="5.234cm" style:legend-expansion="high" chart:style-name="ch3"/>
        <chart:plot-area chart:style-name="ch4" table:cell-range-address="Results.I26:Results.N31" chart:data-source-has-labels="both" svg:x="1.395cm" svg:y="1.39cm" svg:width="14.729cm" svg:height="11.584cm">
          <chart:coordinate-region svg:x="2.572cm" svg:y="1.563cm" svg:width="13.552cm" svg:height="10.817cm"/>
          <chart:axis chart:dimension="x" chart:name="primary-x" chart:style-name="ch5" chartooo:axis-type="auto">
            <chartooo:date-scale/>
            <chart:categories table:cell-range-address="Results.I27:Results.I31"/>
            <chart:grid chart:style-name="ch6" chart:class="major"/>
          </chart:axis>
          <chart:axis chart:dimension="y" chart:name="primary-y" chart:style-name="ch7">
            <chart:title svg:x="0.451cm" svg:y="8.403cm" chart:style-name="ch8">
              <text:p>Mean Time (uS)</text:p>
            </chart:title>
            <chart:grid chart:style-name="ch6" chart:class="major"/>
          </chart:axis>
          <chart:series chart:style-name="ch9" chart:values-cell-range-address="Results.J27:Results.J31" chart:label-cell-address="Results.J26:Results.J26" chart:class="chart:bar">
            <chart:data-point chart:repeated="5"/>
          </chart:series>
          <chart:series chart:style-name="ch10" chart:values-cell-range-address="Results.K27:Results.K31" chart:label-cell-address="Results.K26:Results.K26" chart:class="chart:bar">
            <chart:data-point chart:repeated="5"/>
          </chart:series>
          <chart:series chart:style-name="ch11" chart:values-cell-range-address="Results.L27:Results.L31" chart:label-cell-address="Results.L26:Results.L26" chart:class="chart:bar">
            <chart:data-point chart:repeated="5"/>
          </chart:series>
          <chart:series chart:style-name="ch12" chart:values-cell-range-address="Results.M27:Results.M31" chart:label-cell-address="Results.M26:Results.M26" chart:class="chart:bar">
            <chart:data-point chart:repeated="5"/>
          </chart:series>
          <chart:series chart:style-name="ch13" chart:values-cell-range-address="Results.N27:Results.N31" chart:label-cell-address="Results.N26:Results.N26" chart:class="chart:bar"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J26:Results.J26</svg:desc>
                </draw:g>
              </table:table-cell>
              <table:table-cell office:value-type="string">
                <text:p>Inference</text:p>
                <draw:g>
                  <svg:desc>Results.K26:Results.K26</svg:desc>
                </draw:g>
              </table:table-cell>
              <table:table-cell office:value-type="string">
                <text:p>Return</text:p>
                <draw:g>
                  <svg:desc>Results.L26:Results.L26</svg:desc>
                </draw:g>
              </table:table-cell>
              <table:table-cell office:value-type="string">
                <text:p>Total</text:p>
                <draw:g>
                  <svg:desc>Results.M26:Results.M26</svg:desc>
                </draw:g>
              </table:table-cell>
              <table:table-cell office:value-type="string">
                <text:p>Initialization</text:p>
                <draw:g>
                  <svg:desc>Results.N26:Results.N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ftmax (36K)</text:p>
                <draw:g>
                  <svg:desc>Results.I27:Results.I31</svg:desc>
                </draw:g>
              </table:table-cell>
              <table:table-cell office:value-type="float" office:value="95.5374999999981">
                <text:p>95.5374999999981</text:p>
                <draw:g>
                  <svg:desc>Results.J27:Results.J31</svg:desc>
                </draw:g>
              </table:table-cell>
              <table:table-cell office:value-type="float" office:value="62.4625000000018">
                <text:p>62.4625000000018</text:p>
                <draw:g>
                  <svg:desc>Results.K27:Results.K31</svg:desc>
                </draw:g>
              </table:table-cell>
              <table:table-cell office:value-type="float" office:value="11.0749999999965">
                <text:p>11.0749999999965</text:p>
                <draw:g>
                  <svg:desc>Results.L27:Results.L31</svg:desc>
                </draw:g>
              </table:table-cell>
              <table:table-cell office:value-type="float" office:value="169.074999999996">
                <text:p>169.074999999996</text:p>
                <draw:g>
                  <svg:desc>Results.M27:Results.M31</svg:desc>
                </draw:g>
              </table:table-cell>
              <table:table-cell office:value-type="float" office:value="2636.75000000004">
                <text:p>2636.75000000004</text:p>
                <draw:g>
                  <svg:desc>Results.N27:Results.N31</svg:desc>
                </draw:g>
              </table:table-cell>
            </table:table-row>
            <table:table-row>
              <table:table-cell office:value-type="string">
                <text:p>Conv2D (52K)</text:p>
              </table:table-cell>
              <table:table-cell office:value-type="float" office:value="97.3874999999958">
                <text:p>97.3874999999958</text:p>
              </table:table-cell>
              <table:table-cell office:value-type="float" office:value="105.449999999976">
                <text:p>105.449999999976</text:p>
              </table:table-cell>
              <table:table-cell office:value-type="float" office:value="1172.4875">
                <text:p>1172.4875</text:p>
              </table:table-cell>
              <table:table-cell office:value-type="float" office:value="1375.32499999997">
                <text:p>1375.32499999997</text:p>
              </table:table-cell>
              <table:table-cell office:value-type="float" office:value="3356.09999999997">
                <text:p>3356.09999999997</text:p>
              </table:table-cell>
            </table:table-row>
            <table:table-row>
              <table:table-cell office:value-type="string">
                <text:p>Mnist (668K)</text:p>
              </table:table-cell>
              <table:table-cell office:value-type="float" office:value="108.199999999997">
                <text:p>108.199999999997</text:p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  <table:table-cell office:value-type="float" office:value="272.574999999986">
                <text:p>272.574999999986</text:p>
              </table:table-cell>
              <table:table-cell office:value-type="float" office:value="3777.09999999992">
                <text:p>3777.09999999992</text:p>
              </table:table-cell>
            </table:table-row>
            <table:table-row>
              <table:table-cell office:value-type="string">
                <text:p>Mobilenet (1.5M)</text:p>
              </table:table-cell>
              <table:table-cell office:value-type="float" office:value="92.3999999999481">
                <text:p>92.3999999999481</text:p>
              </table:table-cell>
              <table:table-cell office:value-type="float" office:value="2445.79999999996">
                <text:p>2445.79999999996</text:p>
              </table:table-cell>
              <table:table-cell office:value-type="float" office:value="1161.00000000006">
                <text:p>1161.00000000006</text:p>
              </table:table-cell>
              <table:table-cell office:value-type="float" office:value="3699.19999999997">
                <text:p>3699.19999999997</text:p>
              </table:table-cell>
              <table:table-cell office:value-type="float" office:value="11643.2">
                <text:p>11643.2</text:p>
              </table:table-cell>
            </table:table-row>
            <table:table-row>
              <table:table-cell office:value-type="string">
                <text:p>Mobilenet (4.4M)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  <table:table-cell office:value-type="float" office:value="38069.8">
                <text:p>3806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107">
      <style:chart-properties chart:link-data-style-to-source="false" chart:data-label-number="value" chart:data-label-text="false" chart:data-label-symbol="false" chart:label-position="top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6cm" svg:height="11.848cm" xlink:href=".." xlink:type="simple" chart:class="chart:bar" chart:style-name="ch1">
        <chart:title svg:x="9.331cm" svg:y="0.371cm" chart:style-name="ch2">
          <text:p>Overview</text:p>
        </chart:title>
        <chart:legend chart:legend-position="end" svg:x="16.399cm" svg:y="4.761cm" style:legend-expansion="high" chart:style-name="ch3"/>
        <chart:plot-area chart:style-name="ch4" table:cell-range-address="Results.I35:Results.M40" chart:data-source-has-labels="both" svg:x="1.374cm" svg:y="1.334cm" svg:width="14.61cm" svg:height="10.278cm">
          <chart:coordinate-region svg:x="2.366cm" svg:y="1.507cm" svg:width="13.618cm" svg:height="9.511cm"/>
          <chart:axis chart:dimension="x" chart:name="primary-x" chart:style-name="ch5" chartooo:axis-type="auto">
            <chartooo:date-scale/>
            <chart:categories table:cell-range-address="Results.I36:Results.I40"/>
            <chart:grid chart:style-name="ch6" chart:class="major"/>
          </chart:axis>
          <chart:axis chart:dimension="y" chart:name="primary-y" chart:style-name="ch7">
            <chart:title svg:x="0.451cm" svg:y="7.694cm" chart:style-name="ch8">
              <text:p>Mean Time (uS)</text:p>
            </chart:title>
            <chart:grid chart:style-name="ch6" chart:class="major"/>
          </chart:axis>
          <chart:series chart:style-name="ch9" chart:values-cell-range-address="Results.J36:Results.J40" chart:label-cell-address="Results.J35:Results.J35" chart:class="chart:bar">
            <chart:regression-curve chart:style-name="ch10"/>
            <chart:data-point chart:repeated="3"/>
            <chart:data-point chart:style-name="ch11" chart:repeated="2"/>
          </chart:series>
          <chart:series chart:style-name="ch12" chart:values-cell-range-address="Results.K36:Results.K40" chart:label-cell-address="Results.K35:Results.K35" chart:class="chart:bar">
            <chart:data-point chart:repeated="5"/>
          </chart:series>
          <chart:series chart:style-name="ch13" chart:values-cell-range-address="Results.L36:Results.L40" chart:label-cell-address="Results.L35:Results.L35" chart:class="chart:bar">
            <chart:data-point chart:repeated="5"/>
          </chart:series>
          <chart:series chart:style-name="ch14" chart:values-cell-range-address="Results.M36:Results.M40" chart:label-cell-address="Results.M35:Results.M35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ssion</text:p>
                <draw:g>
                  <svg:desc>Results.J35:Results.J35</svg:desc>
                </draw:g>
              </table:table-cell>
              <table:table-cell office:value-type="string">
                <text:p>Inference</text:p>
                <draw:g>
                  <svg:desc>Results.K35:Results.K35</svg:desc>
                </draw:g>
              </table:table-cell>
              <table:table-cell office:value-type="string">
                <text:p>Return</text:p>
                <draw:g>
                  <svg:desc>Results.L35:Results.L35</svg:desc>
                </draw:g>
              </table:table-cell>
              <table:table-cell office:value-type="string">
                <text:p>Total</text:p>
                <draw:g>
                  <svg:desc>Results.M35:Results.M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ftmax (36K)</text:p>
                <draw:g>
                  <svg:desc>Results.I36:Results.I40</svg:desc>
                </draw:g>
              </table:table-cell>
              <table:table-cell office:value-type="float" office:value="95.5374999999981">
                <text:p>95.5374999999981</text:p>
                <draw:g>
                  <svg:desc>Results.J36:Results.J40</svg:desc>
                </draw:g>
              </table:table-cell>
              <table:table-cell office:value-type="float" office:value="62.4625000000018">
                <text:p>62.4625000000018</text:p>
                <draw:g>
                  <svg:desc>Results.K36:Results.K40</svg:desc>
                </draw:g>
              </table:table-cell>
              <table:table-cell office:value-type="float" office:value="11.0749999999965">
                <text:p>11.0749999999965</text:p>
                <draw:g>
                  <svg:desc>Results.L36:Results.L40</svg:desc>
                </draw:g>
              </table:table-cell>
              <table:table-cell office:value-type="float" office:value="169.074999999996">
                <text:p>169.074999999996</text:p>
                <draw:g>
                  <svg:desc>Results.M36:Results.M40</svg:desc>
                </draw:g>
              </table:table-cell>
            </table:table-row>
            <table:table-row>
              <table:table-cell office:value-type="string">
                <text:p>Conv2D (52K)</text:p>
              </table:table-cell>
              <table:table-cell office:value-type="float" office:value="97.3874999999958">
                <text:p>97.3874999999958</text:p>
              </table:table-cell>
              <table:table-cell office:value-type="float" office:value="105.449999999976">
                <text:p>105.449999999976</text:p>
              </table:table-cell>
              <table:table-cell office:value-type="float" office:value="1172.4875">
                <text:p>1172.4875</text:p>
              </table:table-cell>
              <table:table-cell office:value-type="float" office:value="1375.32499999997">
                <text:p>1375.32499999997</text:p>
              </table:table-cell>
            </table:table-row>
            <table:table-row>
              <table:table-cell office:value-type="string">
                <text:p>Mnist (668K)</text:p>
              </table:table-cell>
              <table:table-cell office:value-type="float" office:value="108.199999999997">
                <text:p>108.199999999997</text:p>
              </table:table-cell>
              <table:table-cell office:value-type="float" office:value="156.012499999997">
                <text:p>156.012499999997</text:p>
              </table:table-cell>
              <table:table-cell office:value-type="float" office:value="8.36249999999206">
                <text:p>8.36249999999206</text:p>
              </table:table-cell>
              <table:table-cell office:value-type="float" office:value="272.574999999986">
                <text:p>272.574999999986</text:p>
              </table:table-cell>
            </table:table-row>
            <table:table-row>
              <table:table-cell office:value-type="string">
                <text:p>Mobilenet (1.5M)</text:p>
              </table:table-cell>
              <table:table-cell office:value-type="float" office:value="92.3999999999481">
                <text:p>92.3999999999481</text:p>
              </table:table-cell>
              <table:table-cell office:value-type="float" office:value="2445.79999999996">
                <text:p>2445.79999999996</text:p>
              </table:table-cell>
              <table:table-cell office:value-type="float" office:value="1161.00000000006">
                <text:p>1161.00000000006</text:p>
              </table:table-cell>
              <table:table-cell office:value-type="float" office:value="3699.19999999997">
                <text:p>3699.19999999997</text:p>
              </table:table-cell>
            </table:table-row>
            <table:table-row>
              <table:table-cell office:value-type="string">
                <text:p>Mobilenet (4.4M)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3317.39999999998">
                <text:p>3317.39999999998</text:p>
              </table:table-cell>
              <table:table-cell office:value-type="float" office:value="18.3999999999962">
                <text:p>18.3999999999962</text:p>
              </table:table-cell>
              <table:table-cell office:value-type="float" office:value="3495.59999999998">
                <text:p>3495.5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